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ChongChong He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13a0d30">1. Links and Files</text:a></text:p>
          <text:p text:style-name="Contents_20_1"><text:a xlink:type="simple" xlink:href="#orgf373621">2. Anounsements</text:a></text:p>
          <text:p text:style-name="Contents_20_1"><text:a xlink:type="simple" xlink:href="#org52d047d">3. Discussions</text:a></text:p>
          <text:p text:style-name="Contents_20_2"><text:a xlink:type="simple" xlink:href="#org398effc">3.1. Discussion #1 (Feb 3)</text:a></text:p>
          <text:p text:style-name="Contents_20_2"><text:a xlink:type="simple" xlink:href="#orgc658662">3.2. Discussion #2 (Feb 10)</text:a></text:p>
          <text:p text:style-name="Contents_20_2"><text:a xlink:type="simple" xlink:href="#orgdfef5fc">3.3. Discussion #3 (Feb 17)</text:a></text:p>
          <text:p text:style-name="Contents_20_1"><text:a xlink:type="simple" xlink:href="#orgbe90a31">4. Labs</text:a></text:p>
          <text:p text:style-name="Contents_20_2"><text:a xlink:type="simple" xlink:href="#org4f0152f">4.1. Lab #0 (Jan 28)</text:a></text:p>
          <text:p text:style-name="Contents_20_2"><text:a xlink:type="simple" xlink:href="#org53eecb7">4.2. Lab #1 (Feb 4) - Mathematical Tools</text:a></text:p>
          <text:p text:style-name="Contents_20_2"><text:a xlink:type="simple" xlink:href="#org20fcbf0">4.3. Lab #2 (Feb 11) - Phases of the Moon</text:a></text:p>
        </text:index-body>
      </text:table-of-content>
      <text:p text:style-name="Text_20_body">—
title: "ASTR101, Spring 2021"
layout: staticpage
anchor: "Teaching"
katex: t
—
</text:p>
      <text:p text:style-name="Text_20_body">This is a webpage for ASTR101 (Spring 2021), Sections 0109 and 0110, of whom I am the TA. I will post useful links, announcements, lab solutions, etc., here.
</text:p>
      <text:p text:style-name="Text_20_body"><text:span text:style-name="Bold">Table of contents</text:span>
</text:p>
      <text:p text:style-name="Text_20_body">{{&lt; table<text:span text:style-name="OrgSubscript">of</text:span><text:span text:style-name="OrgSubscript">contents</text:span> &gt;}}
</text:p>
      <text:h text:style-name="Heading_20_1" text:outline-level="1" text:is-list-header="false">
<text:bookmark-start text:name="OrgXref.org13a0d30"/>
<text:bookmark text:name="org13a0d30"/>Links and Files
<text:bookmark-end text:name="OrgXref.org13a0d30"/></text:h>
      <text:list text:style-name="OrgBulletedList" text:continue-numbering="false">
        <text:list-item>
          <text:p text:style-name="Text_20_body">
</text:p>
        </text:list-item>
        <text:list-item>
          <text:p text:style-name="Text_20_body"><text:a xlink:type="simple" xlink:href="https://docs.google.com/forms/d/e/1FAIpQLSdIs_ZecF75H01AgaDu1nCiPcYSqW73smSjcHGKT5bIMb7dJg/viewform?usp=sf_link">Survey: ASTR101-0109/0111 Lab/Discussion Groups</text:a>
</text:p>
        </text:list-item>
      </text:list>
      <text:h text:style-name="Heading_20_1" text:outline-level="1" text:is-list-header="false">
<text:bookmark-start text:name="OrgXref.orgf373621"/>
<text:bookmark text:name="orgf373621"/>Anounsements
<text:bookmark-end text:name="OrgXref.orgf373621"/></text:h>
      <text:list text:style-name="OrgBulletedList" text:continue-numbering="false">
        <text:list-item>
          <text:p text:style-name="Text_20_body">Lab #1 is graded and is posted.
</text:p>
        </text:list-item>
      </text:list>
      <text:h text:style-name="Heading_20_1" text:outline-level="1" text:is-list-header="false">
<text:bookmark-start text:name="OrgXref.org52d047d"/>
<text:bookmark text:name="org52d047d"/>Discussions
<text:bookmark-end text:name="OrgXref.org52d047d"/></text:h>
      <text:p text:style-name="Quotations">Meet time: Wed 2:00-2:50 pm <text:line-break/>Place: online meeting via Zoom <text:line-break/>Instructor: ChongChong He
</text:p>
      <text:h text:style-name="Heading_20_2" text:outline-level="2" text:is-list-header="false">
<text:bookmark-start text:name="OrgXref.org398effc"/>
<text:bookmark text:name="org398effc"/>Discussion #1 (Feb 3)
<text:bookmark-end text:name="OrgXref.org398effc"/></text:h>
      <text:p text:style-name="Text_20_body">Task(s):
</text:p>
      <text:list text:style-name="OrgBulletedList" text:continue-numbering="false">
        <text:list-item>
          <text:p text:style-name="Text_20_body">Finish Lecture Tutorial activity "Seasons"
</text:p>
        </text:list-item>
        <text:list-item>
          <text:p text:style-name="Text_20_body">Finish the quiz
</text:p>
        </text:list-item>
      </text:list>
      <text:p text:style-name="Text_20_body">Notes:
</text:p>
      <text:list text:style-name="OrgBulletedList" text:continue-numbering="false">
        <text:list-item>
          <text:p text:style-name="Text_20_body"><text:a xlink:type="simple" xlink:href="http://d3tt741pwxqwm0.cloudfront.net/WGBH/npls13/npls13_int_seasons/index.html#">A very nice website</text:a> that demonstrate "Why do we have seasons?"
</text:p>
        </text:list-item>
        <text:list-item>
          <text:p text:style-name="Text_20_body">Here is of today's LT activity in case you don't have the LT at your hand right now.
</text:p>
        </text:list-item>
      </text:list>
      <text:h text:style-name="Heading_20_2" text:outline-level="2" text:is-list-header="false">
<text:bookmark-start text:name="OrgXref.orgc658662"/>
<text:bookmark text:name="orgc658662"/>Discussion #2 (Feb 10)
<text:bookmark-end text:name="OrgXref.orgc658662"/></text:h>
      <text:p text:style-name="Text_20_body">Task(s):
</text:p>
      <text:list text:style-name="OrgBulletedList" text:continue-numbering="false">
        <text:list-item>
          <text:p text:style-name="Text_20_body">Finish Lecture Tutorial activity "Predicting Moon Phases"
</text:p>
        </text:list-item>
        <text:list-item>
          <text:p text:style-name="Text_20_body">Finish <text:a xlink:type="simple" xlink:href="https://umd.instructure.com/courses/1297369/quizzes/1385155">Discussion #2 Quiz</text:a>
</text:p>
        </text:list-item>
      </text:list>
      <text:p text:style-name="Text_20_body">Notes:
</text:p>
      <text:list text:style-name="OrgBulletedList" text:continue-numbering="false">
        <text:list-item>
          <text:p text:style-name="Text_20_body">Here is of today's LT activity in case you don't have the LT at your hand right now.
</text:p>
        </text:list-item>
        <text:list-item>
          <text:p text:style-name="Text_20_body">.
</text:p>
        </text:list-item>
      </text:list>
      <text:p text:style-name="Text_20_body">Useful web resources:
</text:p>
      <text:list text:style-name="OrgBulletedList" text:continue-numbering="false">
        <text:list-item>
          <text:p text:style-name="Text_20_body"><text:a xlink:type="simple" xlink:href="https://pbslm-contrib.s3.amazonaws.com/WGBH/buac19/buac19-int-earthsunmoon35model/index.html">WGBH Lunar Phases Asset 2</text:a>
</text:p>
        </text:list-item>
        <text:list-item>
          <text:p text:style-name="Text_20_body"><text:a xlink:type="simple" xlink:href="https://www.moonconnection.com/moon_phases.phtml">Understanding The Moon Phases</text:a>
</text:p>
        </text:list-item>
      </text:list>
      <text:h text:style-name="Heading_20_2" text:outline-level="2" text:is-list-header="false">
<text:bookmark-start text:name="OrgXref.orgdfef5fc"/>
<text:bookmark text:name="orgdfef5fc"/>Discussion #3 (Feb 17)
<text:bookmark-end text:name="OrgXref.orgdfef5fc"/></text:h>
      <text:p text:style-name="Text_20_body">Tasks:
</text:p>
      <text:list text:style-name="OrgBulletedList" text:continue-numbering="false">
        <text:list-item>
          <text:p text:style-name="Text_20_body">Finish Lecture Tutorial activity "Kepler’s laws" (pp. 21-28), focusing on the following activities:
</text:p>
          <text:list text:style-name="OrgBulletedList" text:continue-numbering="true">
            <text:list-item>
              <text:p text:style-name="Text_20_body">Kepler's Second Law, part I: questions 3-7; Part II: questions 8, 9, 11; Part III: 12, 13
</text:p>
            </text:list-item>
            <text:list-item>
              <text:p text:style-name="Text_20_body">Kepler's Third Law: start with questions 5-11, then go back to questions 1-4.
</text:p>
            </text:list-item>
          </text:list>
        </text:list-item>
        <text:list-item>
          <text:p text:style-name="Text_20_body">Finish <text:a xlink:type="simple" xlink:href="https://umd.instructure.com/courses/1297369/quizzes/1385142">Discussion #3 Quiz</text:a>
</text:p>
        </text:list-item>
      </text:list>
      <text:p text:style-name="Text_20_body">Notes:
</text:p>
      <text:list text:style-name="OrgBulletedList" text:continue-numbering="false">
        <text:list-item>
          <text:p text:style-name="Text_20_body">
</text:p>
        </text:list-item>
        <text:list-item>
          <text:p text:style-name="Text_20_body">Formulary of the Kepler's third law:
</text:p>
        </text:list-item>
      </text:list>
      <text:p text:style-name="Text_20_body"><text:span text:style-name="OrgCode">$$
\frac{a^3}{P^2} = M
$$</text:span>
or,
<text:span text:style-name="OrgCode">$$
\frac{\rm (semimajor \, axis \, in \, AU)^3}{\rm (period \, in \, years)^2} = {\rm mass \, of \, the \, star \, in \, solar \, mass}
$$</text:span>
</text:p>
      <text:h text:style-name="Heading_20_1" text:outline-level="1" text:is-list-header="false">
<text:bookmark-start text:name="OrgXref.orgbe90a31"/>
<text:bookmark text:name="orgbe90a31"/>Labs
<text:bookmark-end text:name="OrgXref.orgbe90a31"/></text:h>
      <text:p text:style-name="Quotations">Meet time: Thu 6:00-8:00 pm (0109) or Thu 3:30-5:30 pm (0110) <text:line-break/>Place: online meeting via Zoom <text:line-break/>Instructor: ChongChong He
</text:p>
      <text:h text:style-name="Heading_20_2" text:outline-level="2" text:is-list-header="false">
<text:bookmark-start text:name="OrgXref.org4f0152f"/>
<text:bookmark text:name="org4f0152f"/>Lab #0 (Jan 28)
<text:bookmark-end text:name="OrgXref.org4f0152f"/></text:h>
      <text:p text:style-name="Text_20_body">Task:
</text:p>
      <text:list text:style-name="OrgBulletedList" text:continue-numbering="false">
        <text:list-item>
          <text:p text:style-name="Text_20_body">Install softwares on your computer following the instructions in this Quiz: <text:a xlink:type="simple" xlink:href="https://umd.instructure.com/courses/1297369/assignments/5423093">Lab 0 - Preparation and Downloads</text:a>.
</text:p>
        </text:list-item>
      </text:list>
      <text:p text:style-name="Text_20_body">Troubleshooting:
</text:p>
      <text:list text:style-name="OrgBulletedList" text:continue-numbering="false">
        <text:list-item>
          <text:p text:style-name="Text_20_body">For macOS users while installing Citrix Workspace:
</text:p>
          <text:list text:style-name="OrgBulletedList" text:continue-numbering="true">
            <text:list-item>
              <text:p text:style-name="Text_20_body">If you see a window asking you to "Add Account", copy and paste this url into the box: <text:a xlink:type="simple" xlink:href="https://virtlab.eng.umd.edu">https://virtlab.eng.umd.edu</text:a> , then you'll see a login window where you can login using you umd Directory ID and password.
</text:p>
            </text:list-item>
            <text:list-item>
              <text:p text:style-name="Text_20_body">If your computer runs an older version of macOS (&lt;= 10.14), it might not be able to install the latest version of Citrix Workstation. You need to download an older version of Citrix. Go to <text:a xlink:type="simple" xlink:href="https://www.citrix.com/downloads/workspace-app/">https://www.citrix.com/downloads/workspace-app/</text:a> and click "Workspace App for Mac", then "Earlier Versions of Workspace App for Mac". Find the latest version that supports your OS. For instance, if you have macOS 10.13/10.14, "Citrix Workspace app 2008" should work.
</text:p>
            </text:list-item>
          </text:list>
        </text:list-item>
      </text:list>
      <text:h text:style-name="Heading_20_2" text:outline-level="2" text:is-list-header="false">
<text:bookmark-start text:name="OrgXref.org53eecb7"/>
<text:bookmark text:name="org53eecb7"/>Lab #1 (Feb 4) - Mathematical Tools
<text:bookmark-end text:name="OrgXref.org53eecb7"/></text:h>
      <text:p text:style-name="Text_20_body">Tasks:
</text:p>
      <text:list text:style-name="OrgBulletedList" text:continue-numbering="false">
        <text:list-item>
          <text:p text:style-name="Text_20_body">Finish <text:a xlink:type="simple" xlink:href="https://umd.instructure.com/courses/1297369/quizzes/1385124">Quiz: Lab 1 - Mathematical Tools</text:a>
</text:p>
        </text:list-item>
      </text:list>
      <text:p text:style-name="Text_20_body">Notes:
</text:p>
      <text:list text:style-name="OrgBulletedList" text:continue-numbering="false">
        <text:list-item>
          <text:p text:style-name="Text_20_body">
</text:p>
        </text:list-item>
      </text:list>
      <text:h text:style-name="Heading_20_2" text:outline-level="2" text:is-list-header="false">
<text:bookmark-start text:name="OrgXref.org20fcbf0"/>
<text:bookmark text:name="org20fcbf0"/>Lab #2 (Feb 11) - Phases of the Moon
<text:bookmark-end text:name="OrgXref.org20fcbf0"/></text:h>
      <text:p text:style-name="Text_20_body">Tasks:
</text:p>
      <text:list text:style-name="OrgBulletedList" text:continue-numbering="false">
        <text:list-item>
          <text:p text:style-name="Text_20_body">Finish <text:a xlink:type="simple" xlink:href="https://umd.instructure.com/courses/1297369/quizzes/1385148">Quiz: Lab 2 - Phases of the Moon</text:a>
</text:p>
        </text:list-item>
      </text:list>
      <text:p text:style-name="Text_20_body">Notes:
</text:p>
      <text:list text:style-name="OrgBulletedList" text:continue-numbering="false">
        <text:list-item>
          <text:p text:style-name="Text_20_body">This lab is directly related to this week's discussion. If you didn't understand the discussion activities, that's totally fine. Our lab will significantly help you to understand the following topics: Phases of the Moon, time in a day, the rise and fall of the Moon, and more.
</text:p>
        </text:list-item>
        <text:list-item>
          <text:p text:style-name="Text_20_body">This webpage, <text:a xlink:type="simple" xlink:href="https://ccnmtl.github.io/astro-simulations/lunar-phase-simulator/">Lunar Phase Simulator</text:a>, has the same simulator as the required software for this lab.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ChongChong He</dc:creator>
    <meta:initial-creator>ChongChong He</meta:initial-creator>
    <dc:date>2021-02-17T22:28:51</dc:date>
    <meta:creation-date>2021-02-17T22:28:51</meta:creation-date>
    <meta:generator>Emacs 27.1 (Org mode 9.3)</meta:generator>
    <meta:keyword/>
    <dc:subject/>
    <dc:title/>
  </office:meta>
</office:document-meta>
</file>